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1e642" officeooo:paragraph-rsid="0001e64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01e642" officeooo:paragraph-rsid="0001e64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01e642" officeooo:paragraph-rsid="0001e642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e642" officeooo:paragraph-rsid="0001e642" style:font-weight-asian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9</text:p>
      <text:p text:style-name="P1"/>
      <text:p text:style-name="P1">Задания:</text:p>
      <text:p text:style-name="P4">1. Дана матрица размера M × N. Преобразовать матрицу, поменяв местами минимальный и максимальный элемент в каждой строке.</text:p>
      <text:p text:style-name="P5">2. Дана матрица размера M × N. Поменять местами столбцы, содержащие минимальный и максимальный элементы матрицы.</text:p>
      <text:p text:style-name="P5">3. Дана матрица размера M × N (M и N — четные числа). Поменять местами левую верхнюю и правую нижнюю четверти матрицы</text:p>
      <text:p text:style-name="P5">4. Дана матрица размера M × N. Упорядочить ее строки так, чтобы их первые элементы образовывали возрастающую последовательность.</text:p>
      <text:p text:style-name="P5">5. Дана квадратная матрица A порядка M. Найти сумму элементов каждой ее диагонали, параллельной главной (начиная с одноэлементной диагонали).</text:p>
      <text:p text:style-name="P2">№1</text:p>
      <text:p text:style-name="P3"/>
      <text:p text:style-name="P3">#include &lt;iostream&gt;<text:line-break/>#include &lt;locale.h&gt;<text:line-break/><text:line-break/></text:p>
      <text:p text:style-name="P3">using namespace std;</text:p>
      <text:p text:style-name="P3"><text:line-break/><text:line-break/>int main()<text:line-break/>{</text:p>
      <text:p text:style-name="P3"><text:tab/>int M, N, min=INT_MAX,max=INT_MIN,max_j,min_j;<text:line-break/><text:tab/>float sr_ar;<text:line-break/><text:tab/>setlocale(LC_ALL, "Russian");</text:p>
      <text:p text:style-name="P3"><text:line-break/></text:p>
      <text:p text:style-name="P3"><text:tab/>cout &lt;&lt; "Размер матрицы М*N: ";<text:line-break/></text:p>
      <text:p text:style-name="P3"><text:tab/>cin &gt;&gt; M &gt;&gt; N;<text:line-break/><text:line-break/></text:p>
      <text:p text:style-name="P3"><text:tab/>int** A = new int* [M];<text:line-break/></text:p>
      <text:p text:style-name="P3"><text:tab/>for (int i = 0; i &lt; M; i++) {<text:line-break/></text:p>
      <text:p text:style-name="P3"><text:tab/><text:tab/>A[i] = new int[N];<text:line-break/></text:p>
      <text:p text:style-name="P3"><text:tab/>}<text:line-break/><text:tab/>cout &lt;&lt; "Введите элементы матрицы: " &lt;&lt; endl;<text:line-break/><text:soft-page-break/><text:tab/>for (int i = 0; i &lt; M; i++)<text:line-break/><text:tab/><text:tab/>for (int j = 0; j &lt; N; j++)<text:line-break/><text:tab/><text:tab/><text:tab/>cin &gt;&gt; A[i][j];<text:line-break/><text:line-break/><text:line-break/><text:tab/>for (int i = 0; i &lt; M; i++) {<text:line-break/><text:tab/><text:tab/>for (int j = 0; j &lt; N; j++) {<text:line-break/><text:tab/><text:tab/><text:tab/>if (A[i][j] &gt; max) {<text:line-break/><text:tab/><text:tab/><text:tab/><text:tab/>max = A[i][j];<text:line-break/><text:tab/><text:tab/><text:tab/><text:tab/>max_j = j;<text:line-break/><text:tab/><text:tab/><text:tab/>}<text:line-break/><text:tab/><text:tab/><text:tab/>if (A[i][j] &lt; min) {<text:line-break/><text:tab/><text:tab/><text:tab/><text:tab/>min = A[i][j];<text:line-break/><text:tab/><text:tab/><text:tab/><text:tab/>min_j = j;<text:line-break/><text:tab/><text:tab/><text:tab/>}<text:line-break/><text:line-break/><text:line-break/><text:line-break/><text:line-break/><text:tab/><text:tab/>}<text:line-break/><text:tab/><text:tab/>swap(A[i][max_j], A[i][min_j]);<text:line-break/><text:tab/>}<text:line-break/><text:tab/>for (int i = 0; i &lt; M; i++) {<text:line-break/><text:tab/><text:tab/>for (int j = 0; j &lt; N; j++)<text:line-break/><text:tab/><text:tab/><text:tab/>cout &lt;&lt; A[i][j] &lt;&lt; ' ';<text:line-break/><text:tab/><text:tab/>cout &lt;&lt; endl;<text:line-break/><text:tab/>}<text:line-break/><text:line-break/></text:p>
      <text:p text:style-name="P3"><text:tab/>return 0;</text:p>
      <text:p text:style-name="P3"><text:line-break/>}</text:p>
      <text:p text:style-name="P2">№2</text:p>
      <text:p text:style-name="P3"/>
      <text:p text:style-name="P3">#include &lt;iostream&gt;<text:line-break/>#include &lt;locale.h&gt;<text:line-break/><text:line-break/></text:p>
      <text:p text:style-name="P3">using namespace std;</text:p>
      <text:p text:style-name="P3"><text:line-break/><text:line-break/>int main()<text:line-break/>{</text:p>
      <text:p text:style-name="P3"><text:tab/>int M, N, min = INT_MAX, max = INT_MIN, max_j, min_j;<text:line-break/><text:tab/>float sr_ar;<text:line-break/><text:tab/>setlocale(LC_ALL, "Russian");</text:p>
      <text:p text:style-name="P3"><text:line-break/></text:p>
      <text:p text:style-name="P3"><text:soft-page-break/><text:tab/>cout &lt;&lt; "Размер матрицы М*N: ";<text:line-break/></text:p>
      <text:p text:style-name="P3"><text:tab/>cin &gt;&gt; M &gt;&gt; N;<text:line-break/><text:line-break/></text:p>
      <text:p text:style-name="P3"><text:tab/>int** A = new int* [M];<text:line-break/></text:p>
      <text:p text:style-name="P3"><text:tab/>for (int i = 0; i &lt; M; i++) {<text:line-break/></text:p>
      <text:p text:style-name="P3"><text:tab/><text:tab/>A[i] = new int[N];<text:line-break/></text:p>
      <text:p text:style-name="P3"><text:tab/>}<text:line-break/><text:tab/>cout &lt;&lt; "Введите элементы матрицы: " &lt;&lt; endl;<text:line-break/><text:tab/>for (int i = 0; i &lt; M; i++)<text:line-break/><text:tab/><text:tab/>for (int j = 0; j &lt; N; j++)<text:line-break/><text:tab/><text:tab/><text:tab/>cin &gt;&gt; A[i][j];<text:line-break/><text:line-break/><text:line-break/><text:tab/>for (int i = 0; i &lt; M; i++) {<text:line-break/><text:tab/><text:tab/>for (int j = 0; j &lt; N; j++) {<text:line-break/><text:tab/><text:tab/><text:tab/>if (A[i][j] &gt; max) {<text:line-break/><text:tab/><text:tab/><text:tab/><text:tab/>max = A[i][j];<text:line-break/><text:tab/><text:tab/><text:tab/><text:tab/>max_j = j;<text:line-break/><text:tab/><text:tab/><text:tab/>}<text:line-break/><text:tab/><text:tab/><text:tab/>if (A[i][j] &lt; min) {<text:line-break/><text:tab/><text:tab/><text:tab/><text:tab/>min = A[i][j];<text:line-break/><text:tab/><text:tab/><text:tab/><text:tab/>min_j = j;<text:line-break/><text:tab/><text:tab/><text:tab/>}<text:line-break/><text:line-break/><text:line-break/><text:line-break/><text:line-break/><text:line-break/><text:tab/><text:tab/>}<text:line-break/><text:tab/><text:tab/><text:line-break/><text:tab/>}<text:line-break/><text:tab/>for (int i = 0; i &lt; M; i++) <text:line-break/><text:tab/><text:tab/>for (int j = 0; j &lt; N; j++)<text:line-break/><text:tab/><text:tab/><text:tab/>swap(A[i][min_j], A[i][max_j]);<text:line-break/> <text:s text:c="3"/><text:line-break/><text:line-break/><text:tab/>for (int i = 0; i &lt; M; i++) {<text:line-break/><text:tab/><text:tab/>for (int j = 0; j &lt; N; j++)<text:line-break/><text:tab/><text:tab/><text:tab/>cout &lt;&lt; A[i][j] &lt;&lt; ' ';<text:line-break/><text:tab/><text:tab/>cout &lt;&lt; endl;<text:line-break/><text:tab/>}<text:line-break/><text:line-break/></text:p>
      <text:p text:style-name="P3"><text:tab/>return 0;</text:p>
      <text:p text:style-name="P3"><text:soft-page-break/><text:line-break/>}</text:p>
      <text:p text:style-name="P2">№3</text:p>
      <text:p text:style-name="P3"/>
      <text:p text:style-name="P3">#include &lt;iostream&gt;<text:line-break/>#include &lt;locale.h&gt;<text:line-break/><text:line-break/></text:p>
      <text:p text:style-name="P3">using namespace std;</text:p>
      <text:p text:style-name="P3"><text:line-break/><text:line-break/>int main()<text:line-break/>{</text:p>
      <text:p text:style-name="P3"><text:tab/>int M, N, min = INT_MAX, max = INT_MIN, max_j, min_j;<text:line-break/><text:tab/>float sr_ar;<text:line-break/><text:tab/>setlocale(LC_ALL, "Russian");</text:p>
      <text:p text:style-name="P3"><text:line-break/></text:p>
      <text:p text:style-name="P3"><text:tab/>cout &lt;&lt; "Размер матрицы М*N: ";<text:line-break/></text:p>
      <text:p text:style-name="P3"><text:tab/>cin &gt;&gt; M &gt;&gt; N;<text:line-break/><text:line-break/></text:p>
      <text:p text:style-name="P3"><text:tab/>int** A = new int* [M];<text:line-break/></text:p>
      <text:p text:style-name="P3"><text:tab/>for (int i = 0; i &lt; M; i++) {<text:line-break/></text:p>
      <text:p text:style-name="P3"><text:tab/><text:tab/>A[i] = new int[N];<text:line-break/></text:p>
      <text:p text:style-name="P3"><text:tab/>}<text:line-break/><text:tab/>cout &lt;&lt; "Введите элементы матрицы: " &lt;&lt; endl;<text:line-break/><text:tab/>for (int i = 0; i &lt; M; i++)<text:line-break/><text:tab/><text:tab/>for (int j = 0; j &lt; N; j++)<text:line-break/><text:tab/><text:tab/><text:tab/>cin &gt;&gt; A[i][j];<text:line-break/><text:line-break/><text:line-break/><text:tab/><text:line-break/><text:tab/>for(int i = 0; i &lt; M/2; i++)</text:p>
      <text:p text:style-name="P3"><text:tab/><text:tab/>for (int j = 0; j &lt; N / 2; j++)</text:p>
      <text:p text:style-name="P3"><text:tab/> <text:s text:c="6"/>swap(A[i][j], A[M / 2 + i][N / 2 + j]);</text:p>
      <text:p text:style-name="P3"><text:tab/><text:tab/></text:p>
      <text:p text:style-name="P3"><text:tab/><text:line-break/><text:line-break/><text:tab/>for (int i = 0; i &lt; M; i++) {<text:line-break/><text:tab/><text:tab/>for (int j = 0; j &lt; N; j++)<text:line-break/><text:tab/><text:tab/><text:tab/>cout &lt;&lt; A[i][j] &lt;&lt; ' ';<text:line-break/><text:tab/><text:tab/>cout &lt;&lt; endl;<text:line-break/><text:tab/>}<text:line-break/><text:soft-page-break/><text:line-break/></text:p>
      <text:p text:style-name="P3"><text:tab/>return 0;</text:p>
      <text:p text:style-name="P3"><text:line-break/>}</text:p>
      <text:p text:style-name="P2">№4</text:p>
      <text:p text:style-name="P3"/>
      <text:p text:style-name="P3">#include &lt;iostream&gt;<text:line-break/>#include &lt;locale.h&gt;<text:line-break/><text:line-break/></text:p>
      <text:p text:style-name="P3">using namespace std;</text:p>
      <text:p text:style-name="P3"><text:line-break/><text:line-break/>int main()<text:line-break/>{</text:p>
      <text:p text:style-name="P3"><text:tab/>int M, N, min = INT_MAX, max = INT_MIN, max_j, min_j;<text:line-break/><text:tab/>float sr_ar;<text:line-break/><text:tab/>setlocale(LC_ALL, "Russian");</text:p>
      <text:p text:style-name="P3"><text:line-break/></text:p>
      <text:p text:style-name="P3"><text:tab/>cout &lt;&lt; "Размер матрицы М*N: ";<text:line-break/></text:p>
      <text:p text:style-name="P3"><text:tab/>cin &gt;&gt; M &gt;&gt; N;<text:line-break/><text:line-break/></text:p>
      <text:p text:style-name="P3"><text:tab/>int** A = new int* [M];<text:line-break/></text:p>
      <text:p text:style-name="P3"><text:tab/>for (int i = 0; i &lt; M; i++) {<text:line-break/></text:p>
      <text:p text:style-name="P3"><text:tab/><text:tab/>A[i] = new int[N];<text:line-break/></text:p>
      <text:p text:style-name="P3"><text:tab/>}<text:line-break/><text:tab/>cout &lt;&lt; "Введите элементы матрицы: " &lt;&lt; endl;<text:line-break/><text:tab/>for (int i = 0; i &lt; M; i++)<text:line-break/><text:tab/><text:tab/>for (int j = 0; j &lt; N; j++)<text:line-break/><text:tab/><text:tab/><text:tab/>cin &gt;&gt; A[i][j];<text:line-break/><text:line-break/><text:line-break/><text:tab/>for (int j = 0; j &lt; N; j++) {<text:line-break/><text:tab/><text:tab/>for (int i = 0; i &lt; M - 1; i++)</text:p>
      <text:p text:style-name="P3"><text:tab/><text:tab/><text:tab/>if (A[i][j] &gt; A[i + 1][j]) {</text:p>
      <text:p text:style-name="P3"><text:tab/><text:tab/><text:tab/><text:tab/>swap(A[i][j], A[i + 1][j]);</text:p>
      <text:p text:style-name="P3"><text:tab/><text:tab/><text:tab/>}</text:p>
      <text:p text:style-name="P3"><text:tab/>}</text:p>
      <text:p text:style-name="P3"/>
      <text:p text:style-name="P3"><text:line-break/><text:line-break/><text:tab/>for (int i = 0; i &lt; M; i++) {<text:line-break/><text:soft-page-break/><text:tab/><text:tab/>for (int j = 0; j &lt; N; j++)<text:line-break/><text:tab/><text:tab/><text:tab/>cout &lt;&lt; A[i][j] &lt;&lt; ' ';<text:line-break/><text:tab/><text:tab/>cout &lt;&lt; endl;<text:line-break/><text:tab/>}<text:line-break/><text:line-break/></text:p>
      <text:p text:style-name="P3"><text:tab/>return 0;</text:p>
      <text:p text:style-name="P3"><text:line-break/>}</text:p>
      <text:p text:style-name="P2">№5</text:p>
      <text:p text:style-name="P3"/>
      <text:p text:style-name="P3"/>
      <text:p text:style-name="P3">#include &lt;iostream&gt;<text:line-break/>#include &lt;locale.h&gt;<text:line-break/><text:line-break/></text:p>
      <text:p text:style-name="P3">using namespace std;</text:p>
      <text:p text:style-name="P3"><text:line-break/><text:line-break/>int main()<text:line-break/>{</text:p>
      <text:p text:style-name="P3"><text:tab/>int M, N ;<text:line-break/><text:tab/>float sr_ar;<text:line-break/><text:tab/>setlocale(LC_ALL, "Russian");</text:p>
      <text:p text:style-name="P3"><text:line-break/></text:p>
      <text:p text:style-name="P3"><text:tab/>cout &lt;&lt; "Размер матрицы М: ";<text:line-break/></text:p>
      <text:p text:style-name="P3"><text:tab/>cin &gt;&gt; M ;<text:line-break/><text:line-break/></text:p>
      <text:p text:style-name="P3"><text:tab/>int** A = new int* [M];<text:line-break/></text:p>
      <text:p text:style-name="P3"><text:tab/>for (int i = 0; i &lt; M; i++) {<text:line-break/></text:p>
      <text:p text:style-name="P3"><text:tab/><text:tab/>A[i] = new int[M];<text:line-break/></text:p>
      <text:p text:style-name="P3"><text:tab/>}<text:line-break/><text:tab/>cout &lt;&lt; "Введите элементы матрицы: " &lt;&lt; endl;<text:line-break/><text:tab/>for (int i = 0; i &lt; M; i++)<text:line-break/><text:tab/><text:tab/>for (int j = 0; j &lt; M; j++)<text:line-break/><text:tab/><text:tab/><text:tab/>cin &gt;&gt; A[i][j];<text:line-break/><text:line-break/><text:tab/><text:line-break/><text:tab/>for (int i = 0; i &lt; M/2+1; i++) {<text:line-break/><text:tab/><text:tab/>int s = 0;<text:line-break/><text:tab/><text:tab/>for (int j = i; j &gt;= 0; j--) {<text:line-break/><text:tab/><text:line-break/><text:tab/><text:tab/><text:tab/>s += A[i - j][M - 1 - j];</text:p>
      <text:p text:style-name="P3"><text:soft-page-break/></text:p>
      <text:p text:style-name="P3"><text:tab/><text:tab/>}</text:p>
      <text:p text:style-name="P3"><text:tab/><text:tab/></text:p>
      <text:p text:style-name="P3"><text:tab/><text:tab/>cout &lt;&lt; "сумма : " &lt;&lt; s &lt;&lt; endl;</text:p>
      <text:p text:style-name="P3"><text:tab/>}</text:p>
      <text:p text:style-name="P3"><text:tab/></text:p>
      <text:p text:style-name="P3"><text:line-break/><text:tab/><text:line-break/><text:tab/>for (int j = 1; j &lt; M; j++) {</text:p>
      <text:p text:style-name="P3"><text:tab/><text:tab/>int s = 0;</text:p>
      <text:p text:style-name="P3"><text:tab/><text:tab/>for (int i = j; i &lt; M; i++)</text:p>
      <text:p text:style-name="P3"><text:tab/><text:tab/><text:tab/>s += A[i][i - j];</text:p>
      <text:p text:style-name="P3"/>
      <text:p text:style-name="P3"><text:tab/><text:tab/>cout &lt;&lt; "сумма: " &lt;&lt; s &lt;&lt; endl;<text:line-break/><text:tab/>}<text:line-break/></text:p>
      <text:p text:style-name="P3"><text:tab/>return 0;</text:p>
      <text:p text:style-name="P3">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39:10.071000000</dc:date>
    <meta:editing-duration>PT1M59S</meta:editing-duration>
    <meta:editing-cycles>1</meta:editing-cycles>
    <meta:document-statistic meta:table-count="0" meta:image-count="0" meta:object-count="0" meta:page-count="7" meta:paragraph-count="96" meta:word-count="906" meta:character-count="4330" meta:non-whitespace-character-count="3145"/>
  </office:meta>
</office:document-meta>
</file>